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top="0in" fo:margin-bottom="0.1965in" loext:contextual-spacing="false"/>
      <style:text-properties fo:font-size="14pt" fo:font-weight="bold" officeooo:rsid="000a6dea" officeooo:paragraph-rsid="000a6dea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0a6dea"/>
    </style:style>
    <style:style style:name="P6" style:family="paragraph" style:parent-style-name="Text_20_body">
      <style:text-properties fo:font-size="14pt" fo:font-weight="normal" style:font-size-asian="12.25pt" style:font-weight-asian="normal" style:font-size-complex="14pt" style:font-weight-complex="normal"/>
    </style:style>
    <style:style style:name="P7" style:family="paragraph" style:parent-style-name="Text_20_body">
      <style:text-properties fo:font-weight="bold" officeooo:rsid="000a6dea" officeooo:paragraph-rsid="000a6dea" style:font-weight-asian="bold" style:font-weight-complex="bold"/>
    </style:style>
    <style:style style:name="T1" style:family="text">
      <style:text-properties officeooo:rsid="000a6de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6dea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0a6dea" style:font-size-asian="15pt" style:font-weight-asian="bold" style:font-size-complex="15pt" style:font-weight-complex="bold"/>
    </style:style>
    <style:style style:name="T6" style:family="text">
      <style:text-properties fo:font-size="14pt" officeooo:rsid="000a6dea" style:font-size-asian="14pt" style:font-size-complex="14pt"/>
    </style:style>
    <style:style style:name="T7" style:family="text">
      <style:text-properties fo:font-size="14pt" fo:font-weight="bold" officeooo:rsid="000a6dea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0a6dea" style:font-size-asian="14pt" style:font-weight-asian="normal" style:font-size-complex="14pt" style:font-weight-complex="normal"/>
    </style:style>
    <style:style style:name="T10" style:family="text">
      <style:text-properties fo:font-size="14pt" fo:font-weight="normal" style:font-size-asian="12.25pt" style:font-weight-asian="normal" style:font-size-complex="14pt" style:font-weight-complex="normal"/>
    </style:style>
    <style:style style:name="T11" style:family="text">
      <style:text-properties fo:font-size="14pt" style:font-size-asian="12.25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7"/><text:span text:style-name="T4"><text:s text:c="9"/></text:span><text:span text:style-name="T5">Task</text:span></text:p>
      <text:p text:style-name="Standard"><text:span text:style-name="T5"/></text:p>
      <text:p text:style-name="Standard"><text:span text:style-name="T5"><text:s text:c="4"/></text:span><text:span text:style-name="T7">What is G++ ?</text:span></text:p>
      <text:p text:style-name="Standard"><text:span text:style-name="T7"><text:s text:c="29"/></text:span><text:span text:style-name="T5"><text:s/>G++ </text:span><text:span text:style-name="T9">is a compiler in Linux which is used to compile C++ programs. It compiles both files with extension .c and .cpp as C++ files.</text:span></text:p>
      <text:p text:style-name="Text_20_body">The following is the compiler command to compile C++ program.</text:p>
      <text:p text:style-name="P3">---<text:span text:style-name="T1">&gt; </text:span><text:span text:style-name="T13">g++ program.cpp -o filename</text:span></text:p>
      <text:p text:style-name="Text_20_body"><text:span text:style-name="T9">Here,</text:span></text:p>
      <text:p text:style-name="Text_20_body"><text:span text:style-name="Strong_20_Emphasis">filename</text:span> − The name of file with .c or .cpp extension.</text:p>
      <text:p text:style-name="Standard"><text:span text:style-name="T9"/></text:p>
      <text:h text:style-name="P1" text:outline-level="2"><text:span text:style-name="T1">Example :</text:span></text:h>
      <text:p text:style-name="P7"><text:span text:style-name="T11">Program:</text:span></text:p>
      <text:p text:style-name="Text_20_body"><text:span text:style-name="T10"><text:s text:c="6"/></text:span>#include &lt;iostream&gt;</text:p>
      <text:p text:style-name="Preformatted_20_Text">using namespace std;</text:p>
      <text:p text:style-name="Preformatted_20_Text">int main() {</text:p>
      <text:p text:style-name="Preformatted_20_Text"><text:s text:c="5"/>int a = 20;</text:p>
      <text:p text:style-name="Preformatted_20_Text"><text:s text:c="5"/>cout &lt;&lt; "The value of a : " &lt;&lt; a;</text:p>
      <text:p text:style-name="Preformatted_20_Text"><text:s text:c="5"/>return 0;</text:p>
      <text:p text:style-name="P2">}</text:p>
      <text:p text:style-name="P5"><text:span text:style-name="T7">Output : </text:span>The value of a : 20</text:p>
      <text:p text:style-name="P4"/>
      <text:p text:style-name="P6"/>
      <text:p text:style-name="Standard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6T06:07:22.545211709</meta:creation-date>
    <dc:date>2022-02-26T06:15:19.119590188</dc:date>
    <meta:editing-duration>PT7M57S</meta:editing-duration>
    <meta:editing-cycles>1</meta:editing-cycles>
    <meta:document-statistic meta:table-count="0" meta:image-count="0" meta:object-count="0" meta:page-count="1" meta:paragraph-count="17" meta:word-count="94" meta:character-count="569" meta:non-whitespace-character-count="372"/>
    <meta:generator>LibreOffice/6.4.7.2$Linux_X86_64 LibreOffice_project/40$Build-2</meta:generator>
  </office:meta>
</office:document-meta>
</file>